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 style:data-style-name="N99">
      <style:table-cell-properties fo:background-color="#ff0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igma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ave_min</text:p>
          </table:table-cell>
          <table:table-cell office:value-type="string" calcext:value-type="string">
            <text:p>wave_max</text:p>
          </table:table-cell>
          <table:table-cell table:style-name="ce20" office:value-type="string" calcext:value-type="string">
            <text:p>GC?</text:p>
          </table:table-cell>
          <table:table-cell table:style-name="ce28"/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  <table:table-cell table:style-name="ce28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  <table:table-cell table:style-name="ce28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style-name="ce15" table:formula="of:=(10^[.B4])/10^9" office:value-type="float" office:value="9.54992586021437" calcext:value-type="float">
            <text:p>9.54992586021437</text:p>
          </table:table-cell>
          <table:table-cell office:value-type="float" office:value="-1.4" calcext:value-type="float">
            <text:p>-1.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" calcext:value-type="float">
            <text:p>10</text:p>
          </table:table-cell>
          <table:table-cell table:style-name="ce15" table:formula="of:=(10^[.B5])/10^9"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9" calcext:value-type="float">
            <text:p>9.79</text:p>
          </table:table-cell>
          <table:table-cell table:style-name="ce15" table:formula="of:=(10^[.B6])/10^9" office:value-type="float" office:value="6.16595001861481" calcext:value-type="float">
            <text:p>6.16595001861481</text:p>
          </table:table-cell>
          <table:table-cell office:value-type="float" office:value="-1.71" calcext:value-type="float">
            <text:p>-1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Default" office:value-type="string" calcext:value-type="string">
            <text:p>young stellar system?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13"/>
          <table:table-cell table:style-name="ce28" table:number-columns-repeated="2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B8])/10^9" office:value-type="float" office:value="7.24435960074989" calcext:value-type="float">
            <text:p>7.24435960074989</text:p>
          </table:table-cell>
          <table:table-cell office:value-type="float" office:value="-0.71" calcext:value-type="float">
            <text:p>-0.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9])/10^9" office:value-type="float" office:value="7.76247116628693" calcext:value-type="float">
            <text:p>7.76247116628693</text:p>
          </table:table-cell>
          <table:table-cell office:value-type="float" office:value="-0.624" calcext:value-type="float">
            <text:p>-0.6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B10])/10^9" office:value-type="float" office:value="6.30957344480194" calcext:value-type="float">
            <text:p>6.30957344480194</text:p>
          </table:table-cell>
          <table:table-cell office:value-type="float" office:value="-1.69" calcext:value-type="float">
            <text:p>-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Default" office:value-type="string" calcext:value-type="string">
            <text:p>young stellar system?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11"/>
          <table:table-cell table:style-name="ce29" office:value-type="string" calcext:value-type="string">
            <text:p>AGN</text:p>
          </table:table-cell>
          <table:table-cell table:style-name="ce33"/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13"/>
          <table:table-cell table:style-name="ce29" office:value-type="string" calcext:value-type="string">
            <text:p>AGN</text:p>
          </table:table-cell>
          <table:table-cell table:style-name="ce33"/>
        </table:table-row>
        <table:table-row table:style-name="ro2">
          <table:table-cell table:style-name="ce6" office:value-type="string" calcext:value-type="string">
            <text:p>DDO190</text:p>
          </table:table-cell>
          <table:table-cell office:value-type="float" office:value="9.16" calcext:value-type="float">
            <text:p>9.16</text:p>
          </table:table-cell>
          <table:table-cell table:style-name="ce15" table:formula="of:=(10^[.B13])/10^9" office:value-type="float" office:value="1.44543977074593" calcext:value-type="float">
            <text:p>1.44543977074593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56444" calcext:value-type="float">
            <text:p>0.56444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2" office:value-type="string" calcext:value-type="string">
            <text:p>YSS</text:p>
          </table:table-cell>
          <table:table-cell table:style-name="ce33"/>
        </table:table-row>
        <table:table-row table:style-name="ro2">
          <table:table-cell table:style-name="ce6" office:value-type="string" calcext:value-type="string">
            <text:p>F8D1</text:p>
          </table:table-cell>
          <table:table-cell table:number-columns-repeated="13"/>
          <table:table-cell table:style-name="ce20"/>
          <table:table-cell table:style-name="ce28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14"/>
          <table:table-cell table:style-name="ce28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67" calcext:value-type="float">
            <text:p>8.67</text:p>
          </table:table-cell>
          <table:table-cell table:style-name="ce15" table:formula="of:=(10^[.B16])/10^9" office:value-type="float" office:value="0.467735141287198" calcext:value-type="float">
            <text:p>0.467735141287198</text:p>
          </table:table-cell>
          <table:table-cell office:value-type="float" office:value="-0.0772" calcext:value-type="float">
            <text:p>-0.07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YSS</text:p>
          </table:table-cell>
          <table:table-cell table:style-name="ce33"/>
        </table:table-row>
        <table:table-row table:style-name="ro2">
          <table:table-cell table:style-name="ce6" office:value-type="string" calcext:value-type="string">
            <text:p>IKN GCC7</text:p>
          </table:table-cell>
          <table:table-cell table:number-columns-repeated="13"/>
          <table:table-cell table:style-name="ce26" office:value-type="string" calcext:value-type="string">
            <text:p>Galaxy</text:p>
          </table:table-cell>
          <table:table-cell table:style-name="ce28"/>
        </table:table-row>
        <table:table-row table:style-name="ro2">
          <table:table-cell table:style-name="ce6" office:value-type="string" calcext:value-type="string">
            <text:p>M31 B336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8])/10^9" office:value-type="float" office:value="12.5892541179417" calcext:value-type="float">
            <text:p>12.5892541179417</text:p>
          </table:table-cell>
          <table:table-cell office:value-type="float" office:value="-1.71" calcext:value-type="float">
            <text:p>-1.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596" calcext:value-type="float">
            <text:p>-596</text:p>
          </table:table-cell>
          <table:table-cell office:value-type="float" office:value="19" calcext:value-type="float">
            <text:p>19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  <table:table-cell table:style-name="ce28"/>
        </table:table-row>
        <table:table-row table:style-name="ro2">
          <table:table-cell table:style-name="ce6" office:value-type="string" calcext:value-type="string">
            <text:p>M31 H12</text:p>
          </table:table-cell>
          <table:table-cell office:value-type="float" office:value="9.56" calcext:value-type="float">
            <text:p>9.56</text:p>
          </table:table-cell>
          <table:table-cell table:style-name="ce16" table:formula="of:=(10^[.B19])/10^9" office:value-type="float" office:value="3.63078054770102" calcext:value-type="float">
            <text:p>3.63078054770102</text:p>
          </table:table-cell>
          <table:table-cell office:value-type="float" office:value="-1.64" calcext:value-type="float">
            <text:p>-1.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355" calcext:value-type="float">
            <text:p>-355</text:p>
          </table:table-cell>
          <table:table-cell office:value-type="float" office:value="28" calcext:value-type="float">
            <text:p>28</text:p>
          </table:table-cell>
          <table:table-cell office:value-type="float" office:value="-0.0012806" calcext:value-type="float">
            <text:p>-0.0012806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2" office:value-type="string" calcext:value-type="string">
            <text:p>Maybe?</text:p>
          </table:table-cell>
          <table:table-cell table:style-name="Default" office:value-type="string" calcext:value-type="string">
            <text:p>young stellar system?</text:p>
          </table:table-cell>
        </table:table-row>
        <table:table-row table:style-name="ro2">
          <table:table-cell table:style-name="ce6" office:value-type="string" calcext:value-type="string">
            <text:p>M31 Pandas 41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20])/10^9" office:value-type="float" office:value="12.5892541179417" calcext:value-type="float">
            <text:p>12.5892541179417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02" calcext:value-type="float">
            <text:p>-102</text:p>
          </table:table-cell>
          <table:table-cell office:value-type="float" office:value="96" calcext:value-type="float">
            <text:p>9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5.05555" calcext:value-type="float">
            <text:p>5.0555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  <table:table-cell table:style-name="ce28"/>
        </table:table-row>
        <table:table-row table:style-name="ro2">
          <table:table-cell table:style-name="ce6" office:value-type="string" calcext:value-type="string">
            <text:p>Sextans A GC1</text:p>
          </table:table-cell>
          <table:table-cell office:value-type="float" office:value="9.96" calcext:value-type="float">
            <text:p>9.96</text:p>
          </table:table-cell>
          <table:table-cell table:style-name="ce16" table:formula="of:=(10^[.B21])/10^9" office:value-type="float" office:value="9.12010839355911" calcext:value-type="float">
            <text:p>9.12010839355911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1.23125" calcext:value-type="float">
            <text:p>1.2312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 table:number-rows-repeated="104855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OLD PPXF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Log Age</text:p>
          </table:table-cell>
          <table:table-cell table:style-name="Default" office:value-type="string" calcext:value-type="string">
            <text:p>Age (Gyr)</text:p>
          </table:table-cell>
          <table:table-cell office:value-type="string" calcext:value-type="string">
            <text:p>GC?</text:p>
          </table:table-cell>
          <table:table-cell office:value-type="string" calcext:value-type="string">
            <text:p>M/H affect age?</text:p>
          </table:table-cell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-1.45" calcext:value-type="float">
            <text:p>-1.45</text:p>
          </table:table-cell>
          <table:table-cell office:value-type="float" office:value="9.69" calcext:value-type="float">
            <text:p>9.69</text:p>
          </table:table-cell>
          <table:table-cell table:formula="of:=(10^[.C4])/10^9" office:value-type="float" office:value="4.89778819368446" calcext:value-type="float">
            <text:p>4.8977881936844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/>
          <table:table-cell office:value-type="float" office:value="-1.15" calcext:value-type="float">
            <text:p>-1.15</text:p>
          </table:table-cell>
          <table:table-cell office:value-type="float" office:value="9.91" calcext:value-type="float">
            <text:p>9.91</text:p>
          </table:table-cell>
          <table:table-cell table:formula="of:=(10^[.C5])/10^9" office:value-type="float" office:value="8.128305161641" calcext:value-type="float">
            <text:p>8.128305161641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/>
          <table:table-cell office:value-type="float" office:value="-1.93" calcext:value-type="float">
            <text:p>-1.93</text:p>
          </table:table-cell>
          <table:table-cell office:value-type="float" office:value="9.71" calcext:value-type="float">
            <text:p>9.71</text:p>
          </table:table-cell>
          <table:table-cell table:formula="of:=(10^[.C6])/10^9" office:value-type="float" office:value="5.12861383991366" calcext:value-type="float">
            <text:p>5.1286138399136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float" office:value="-0.727" calcext:value-type="float">
            <text:p>-0.727</text:p>
          </table:table-cell>
          <table:table-cell office:value-type="float" office:value="10" calcext:value-type="float">
            <text:p>10</text:p>
          </table:table-cell>
          <table:table-cell table:formula="of:=(10^[.C8])/10^9" office:value-type="float" office:value="10" calcext:value-type="float">
            <text:p>10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/>
          <table:table-cell office:value-type="float" office:value="-0.652" calcext:value-type="float">
            <text:p>-0.652</text:p>
          </table:table-cell>
          <table:table-cell office:value-type="float" office:value="10.1" calcext:value-type="float">
            <text:p>10.1</text:p>
          </table:table-cell>
          <table:table-cell table:formula="of:=(10^[.C9])/10^9" office:value-type="float" office:value="12.5892541179417" calcext:value-type="float">
            <text:p>12.5892541179417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/>
          <table:table-cell office:value-type="float" office:value="-1.59" calcext:value-type="float">
            <text:p>-1.59</text:p>
          </table:table-cell>
          <table:table-cell office:value-type="float" office:value="9.86" calcext:value-type="float">
            <text:p>9.86</text:p>
          </table:table-cell>
          <table:table-cell table:formula="of:=(10^[.C10])/10^9" office:value-type="float" office:value="7.24435960074989" calcext:value-type="float">
            <text:p>7.24435960074989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office:value-type="float" office:value="-2.22" calcext:value-type="float">
            <text:p>-2.22</text:p>
          </table:table-cell>
          <table:table-cell office:value-type="float" office:value="9.52" calcext:value-type="float">
            <text:p>9.52</text:p>
          </table:table-cell>
          <table:table-cell table:formula="of:=(10^[.C13])/10^9" office:value-type="float" office:value="3.31131121482591" calcext:value-type="float">
            <text:p>3.31131121482591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office:value-type="float" office:value="-1.1" calcext:value-type="float">
            <text:p>-1.1</text:p>
          </table:table-cell>
          <table:table-cell office:value-type="float" office:value="9.36" calcext:value-type="float">
            <text:p>9.36</text:p>
          </table:table-cell>
          <table:table-cell table:formula="of:=(10^[.C16])/10^9" office:value-type="float" office:value="2.29086765276777" calcext:value-type="float">
            <text:p>2.29086765276777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float" office:value="-2.07" calcext:value-type="float">
            <text:p>-2.07</text:p>
          </table:table-cell>
          <table:table-cell office:value-type="float" office:value="9.97" calcext:value-type="float">
            <text:p>9.97</text:p>
          </table:table-cell>
          <table:table-cell table:formula="of:=(10^[.C18])/10^9" office:value-type="float" office:value="9.33254300796992" calcext:value-type="float">
            <text:p>9.33254300796992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/>
          <table:table-cell office:value-type="float" office:value="-1.66" calcext:value-type="float">
            <text:p>-1.66</text:p>
          </table:table-cell>
          <table:table-cell office:value-type="float" office:value="9.8" calcext:value-type="float">
            <text:p>9.8</text:p>
          </table:table-cell>
          <table:table-cell table:formula="of:=(10^[.C19])/10^9" office:value-type="float" office:value="6.30957344480194" calcext:value-type="float">
            <text:p>6.30957344480194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/>
          <table:table-cell office:value-type="float" office:value="-1.39" calcext:value-type="float">
            <text:p>-1.39</text:p>
          </table:table-cell>
          <table:table-cell office:value-type="float" office:value="9.85" calcext:value-type="float">
            <text:p>9.85</text:p>
          </table:table-cell>
          <table:table-cell table:formula="of:=(10^[.C20])/10^9" office:value-type="float" office:value="7.07945784384137" calcext:value-type="float">
            <text:p>7.07945784384137</text:p>
          </table:table-cell>
          <table:table-cell table:number-columns-repeated="2" table:style-name="ce22" office:value-type="string" calcext:value-type="string">
            <text:p>Maybe?</text:p>
          </table:table-cell>
        </table:table-row>
        <table:table-row table:style-name="ro3">
          <table:table-cell/>
          <table:table-cell office:value-type="float" office:value="-2.17" calcext:value-type="float">
            <text:p>-2.17</text:p>
          </table:table-cell>
          <table:table-cell office:value-type="float" office:value="9.96" calcext:value-type="float">
            <text:p>9.96</text:p>
          </table:table-cell>
          <table:table-cell table:formula="of:=(10^[.C21])/10^9" office:value-type="float" office:value="9.12010839355911" calcext:value-type="float">
            <text:p>9.12010839355911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19T13:17:27.221975199</dc:date>
    <meta:editing-duration>PT19H10M8S</meta:editing-duration>
    <meta:editing-cycles>43</meta:editing-cycles>
    <meta:generator>LibreOffice/7.3.7.2$Linux_X86_64 LibreOffice_project/30$Build-2</meta:generator>
    <meta:document-statistic meta:table-count="2" meta:cell-count="268" meta:object-count="0"/>
  </office:meta>
</office:document-meta>
</file>